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master-page-name="Standard">
      <style:table-properties style:width="7.4861in" fo:margin-left="-0.075in" fo:margin-top="0in" fo:margin-bottom="0in" style:page-number="auto" table:align="left" style:writing-mode="lr-tb"/>
    </style:style>
    <style:style style:name="Πίνακας1.A" style:family="table-column">
      <style:table-column-properties style:column-width="1.7646in"/>
    </style:style>
    <style:style style:name="Πίνακας1.B" style:family="table-column">
      <style:table-column-properties style:column-width="1.9778in"/>
    </style:style>
    <style:style style:name="Πίνακας1.1" style:family="table-row">
      <style:table-row-properties style:min-row-height="0.7667in" style:keep-together="true" fo:keep-together="auto"/>
    </style:style>
    <style:style style:name="Πίνακας1.A1" style:family="table-cell">
      <style:table-cell-properties fo:padding-left="0.075in" fo:padding-right="0.075in" fo:padding-top="0.0785in" fo:padding-bottom="0.0785in" fo:border="0.0139in solid #00000a"/>
    </style:style>
    <style:style style:name="Πίνακας1.2" style:family="table-row">
      <style:table-row-properties style:min-row-height="0.3938in" style:keep-together="true" fo:keep-together="auto"/>
    </style:style>
    <style:style style:name="Πίνακας1.A2" style:family="table-cell">
      <style:table-cell-properties style:vertical-align="middle" fo:padding-left="0.075in" fo:padding-right="0.075in" fo:padding-top="0.0785in" fo:padding-bottom="0.0785in" fo:border-left="0.0139in solid #00000a" fo:border-right="0.0069in solid #00000a" fo:border-top="0.0139in solid #00000a" fo:border-bottom="0.0069in solid #00000a"/>
    </style:style>
    <style:style style:name="Πίνακας1.B2" style:family="table-cell">
      <style:table-cell-properties style:vertical-align="middle" fo:padding-left="0.075in" fo:padding-right="0.075in" fo:padding-top="0.0785in" fo:padding-bottom="0.0785in" fo:border-left="0.0069in solid #00000a" fo:border-right="0.0139in solid #00000a" fo:border-top="0.0139in solid #00000a" fo:border-bottom="0.0069in solid #00000a"/>
    </style:style>
    <style:style style:name="Πίνακας1.A3" style:family="table-cell">
      <style:table-cell-properties style:vertical-align="middle" fo:padding-left="0.075in" fo:padding-right="0.075in" fo:padding-top="0.0785in" fo:padding-bottom="0.0785in" fo:border-left="0.0139in solid #00000a" fo:border-right="0.0069in solid #00000a" fo:border-top="0.0069in solid #00000a" fo:border-bottom="0.0069in solid #00000a"/>
    </style:style>
    <style:style style:name="Πίνακας1.B3" style:family="table-cell">
      <style:table-cell-properties style:vertical-align="middle" fo:padding-left="0.075in" fo:padding-right="0.075in" fo:padding-top="0.0785in" fo:padding-bottom="0.0785in" fo:border-left="0.0069in solid #00000a" fo:border-right="0.0139in solid #00000a" fo:border-top="0.0069in solid #00000a" fo:border-bottom="0.0069in solid #00000a"/>
    </style:style>
    <style:style style:name="Πίνακας1.A4" style:family="table-cell">
      <style:table-cell-properties style:vertical-align="middle" fo:padding-left="0.075in" fo:padding-right="0.075in" fo:padding-top="0.0785in" fo:padding-bottom="0.0785in" fo:border-left="0.0139in solid #00000a" fo:border-right="0.0069in solid #00000a" fo:border-top="0.0069in solid #00000a" fo:border-bottom="0.0139in solid #00000a"/>
    </style:style>
    <style:style style:name="Πίνακας1.B4" style:family="table-cell">
      <style:table-cell-properties style:vertical-align="middle" fo:padding-left="0.075in" fo:padding-right="0.075in" fo:padding-top="0.0785in" fo:padding-bottom="0.0785in" fo:border-left="0.0069in solid #00000a" fo:border-right="0.0139in solid #00000a" fo:border-top="0.0069in solid #00000a" fo:border-bottom="0.0139in solid #00000a"/>
    </style:style>
    <style:style style:name="Πίνακας1.A10" style:family="table-cell">
      <style:table-cell-properties style:vertical-align="middle" fo:padding-left="0.075in" fo:padding-right="0.075in" fo:padding-top="0.0785in" fo:padding-bottom="0.0785in" fo:border-left="0.0139in solid #00000a" fo:border-right="0.0069in solid #00000a" fo:border-top="0.0139in solid #00000a" fo:border-bottom="0.0139in solid #00000a"/>
    </style:style>
    <style:style style:name="Πίνακας1.B10" style:family="table-cell" style:data-style-name="N37">
      <style:table-cell-properties style:vertical-align="middle" fo:padding-left="0.075in" fo:padding-right="0.075in" fo:padding-top="0.0785in" fo:padding-bottom="0.0785in" fo:border-left="0.0069in solid #00000a" fo:border-right="0.0139in solid #00000a" fo:border-top="0.0139in solid #00000a" fo:border-bottom="0.0139in solid #00000a"/>
    </style:style>
    <style:style style:name="Πίνακας2" style:family="table">
      <style:table-properties style:width="7.4861in" fo:margin-left="-0.075in" fo:margin-top="0in" fo:margin-bottom="0in" fo:break-before="page" table:align="left" style:writing-mode="lr-tb"/>
    </style:style>
    <style:style style:name="Πίνακας2.A" style:family="table-column">
      <style:table-column-properties style:column-width="7.4861in"/>
    </style:style>
    <style:style style:name="Πίνακας2.1" style:family="table-row">
      <style:table-row-properties style:keep-together="true" fo:keep-together="auto"/>
    </style:style>
    <style:style style:name="Πίνακας2.A1" style:family="table-cell">
      <style:table-cell-properties fo:padding-left="0.075in" fo:padding-right="0.075in" fo:padding-top="0.0785in" fo:padding-bottom="0.0785in" fo:border-left="0.0139in solid #00000a" fo:border-right="0.0139in solid #00000a" fo:border-top="0.0139in solid #00000a" fo:border-bottom="0.0069in solid #00000a"/>
    </style:style>
    <style:style style:name="Πίνακας2.2" style:family="table-row">
      <style:table-row-properties style:min-row-height="4.0667in" style:keep-together="true" fo:keep-together="auto"/>
    </style:style>
    <style:style style:name="Πίνακας2.A2" style:family="table-cell">
      <style:table-cell-properties fo:padding-left="0.075in" fo:padding-right="0.075in" fo:padding-top="0.0785in" fo:padding-bottom="0.0785in" fo:border-left="0.0139in solid #00000a" fo:border-right="0.0139in solid #00000a" fo:border-top="0.0069in solid #00000a" fo:border-bottom="0.0139in solid #00000a"/>
    </style:style>
    <style:style style:name="Πίνακας2.4" style:family="table-row">
      <style:table-row-properties style:min-row-height="4.0674in" style:keep-together="false" fo:keep-together="always"/>
    </style:style>
    <style:style style:name="Πίνακας2.6" style:family="table-row">
      <style:table-row-properties style:min-row-height="8.5875in" style:keep-together="true" fo:keep-together="auto"/>
    </style:style>
    <style:style style:name="Πίνακας2.A6" style:family="table-cell">
      <style:table-cell-properties fo:padding-left="0.075in" fo:padding-right="0.075in" fo:padding-top="0.0785in" fo:padding-bottom="0.0785in" fo:border-left="0.0139in solid #00000a" fo:border-right="0.0139in solid #00000a" fo:border-top="0.0069in solid #00000a" fo:border-bottom="0.0069in solid #00000a"/>
    </style:style>
    <style:style style:name="P1" style:family="paragraph" style:parent-style-name="Standard">
      <style:paragraph-properties fo:margin-top="0in" fo:margin-bottom="0in" fo:line-height="100%"/>
      <style:text-properties fo:font-size="12pt" style:font-size-asian="12pt" style:font-size-complex="12pt"/>
    </style:style>
    <style:style style:name="P2" style:family="paragraph" style:parent-style-name="Standard">
      <style:paragraph-properties fo:margin-top="0in" fo:margin-bottom="0in" fo:line-height="100%"/>
      <style:text-properties fo:font-size="12pt" fo:language="en" fo:country="US" style:font-size-asian="12pt" style:font-size-complex="12pt"/>
    </style:style>
    <style:style style:name="P3" style:family="paragraph" style:parent-style-name="Standard">
      <style:paragraph-properties fo:margin-top="0in" fo:margin-bottom="0in" fo:line-height="100%"/>
      <style:text-properties fo:font-size="12pt" fo:language="el" fo:country="GR" style:font-size-asian="12pt" style:font-size-complex="12pt"/>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fo:text-align="end" style:justify-single-word="false"/>
    </style:style>
    <style:style style:name="P6" style:family="paragraph" style:parent-style-name="footnote_20_text" style:master-page-name="Converted1">
      <style:paragraph-properties style:page-number="auto"/>
    </style:style>
    <style:style style:name="P7" style:family="paragraph" style:parent-style-name="footnote_20_text" style:master-page-name="Converted2">
      <style:paragraph-properties style:page-number="auto"/>
    </style:style>
    <style:style style:name="P8" style:family="paragraph" style:parent-style-name="footnote_20_text" style:master-page-name="Converted3">
      <style:paragraph-properties style:page-number="auto"/>
    </style:style>
    <style:style style:name="P9" style:family="paragraph" style:parent-style-name="footnote_20_text" style:master-page-name="Converted4">
      <style:paragraph-properties style:page-number="auto"/>
    </style:style>
    <style:style style:name="P10" style:family="paragraph" style:parent-style-name="footnote_20_text" style:master-page-name="Converted5">
      <style:paragraph-properties style:page-number="auto"/>
    </style:style>
    <style:style style:name="P11" style:family="paragraph" style:parent-style-name="footnote_20_text" style:master-page-name="Converted6">
      <style:paragraph-properties style:page-number="auto"/>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language="en" fo:country="US" style:font-size-asian="12pt" style:font-size-complex="12pt"/>
    </style:style>
    <style:style style:name="T4" style:family="text">
      <style:text-properties fo:font-size="12pt" fo:language="en" fo:country="US" fo:font-weight="bold" style:font-size-asian="12pt" style:font-weight-asian="bold" style:font-size-complex="12pt"/>
    </style:style>
    <style:style style:name="T5" style:family="text">
      <style:text-properties fo:font-size="12pt" fo:language="en" fo:country="US" fo:font-style="italic" style:font-size-asian="12pt" style:font-style-asian="italic" style:font-size-complex="12pt"/>
    </style:style>
    <style:style style:name="T6" style:family="text">
      <style:text-properties fo:font-size="12pt" fo:font-style="italic" style:font-size-asian="12pt" style:font-style-asian="italic" style:font-size-complex="12pt"/>
    </style:style>
    <style:style style:name="T7" style:family="text">
      <style:text-properties fo:language="en" fo:country="US"/>
    </style:style>
    <style:style style:name="T8" style:family="text">
      <style:text-properties fo:language="en" fo:country="US" fo:font-weight="bold" style:font-weight-asian="bold" style:font-weight-complex="bold"/>
    </style:style>
    <style:style style:name="T9" style:family="text">
      <style:text-properties fo:language="en" fo:country="US" fo:font-weight="normal" style:font-weight-asian="normal" style:font-weight-complex="normal"/>
    </style:style>
    <style:style style:name="T10" style:family="text">
      <style:text-properties fo:language="el" fo:country="GR"/>
    </style:style>
    <style:style style:name="T11" style:family="text">
      <style:text-properties fo:language="el" fo:country="GR" fo:font-weight="bold" style:font-weight-asian="bold" style:font-weight-complex="bold"/>
    </style:style>
    <style:style style:name="T12" style:family="text">
      <style:text-properties fo:language="el" fo:country="GR" fo:font-weight="normal" style:font-weight-asian="normal" style:font-weight-complex="normal"/>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Πίνακας1" table:style-name="Πίνακας1">
        <table:table-column table:style-name="Πίνακας1.A"/>
        <table:table-column table:style-name="Πίνακας1.B"/>
        <table:table-row table:style-name="Πίνακας1.1">
          <table:table-cell table:style-name="Πίνακας1.A1" table:number-columns-spanned="2" office:value-type="string">
            <text:p text:style-name="P4"><text:span text:style-name="T1">Τμήμα Πληροφορικής, Παν. Πειραιά, Προπτυχιακό Πρόγραμμα Σπουδών</text:span></text:p>
            <text:p text:style-name="P4"><text:span text:style-name="T2">Τεχνολογίες Ανάπτυξης Ηλεκτρονικών Παιχνιδιών</text:span></text:p>
            <text:p text:style-name="P4"><text:span text:style-name="T4">Πρ</text:span><text:span text:style-name="T2">ότυπο περιγραφής εργασίας</text:span></text:p>
            <text:p text:style-name="P4"><text:span text:style-name="T1">για το χειμ. εξάμηνο, ακαδ. έτος 2016-2017</text:span></text:p>
            <text:p text:style-name="P1"/>
            <text:p text:style-name="P1"/>
            <text:p text:style-name="P4"><text:span text:style-name="T6">Να υποβληθεί σε μορφή </text:span><text:span text:style-name="T5">PDF</text:span></text:p>
          </table:table-cell>
          <table:covered-table-cell/>
        </table:table-row>
        <table:table-row table:style-name="Πίνακας1.2">
          <table:table-cell table:style-name="Πίνακας1.A2" office:value-type="string">
            <text:p text:style-name="P5"><text:span text:style-name="T1">Όνομα</text:span></text:p>
          </table:table-cell>
          <table:table-cell table:style-name="Πίνακας1.B2" office:value-type="string">
            <text:p text:style-name="P1">ΕΥΣΤΑΘΙΟΣ</text:p>
          </table:table-cell>
        </table:table-row>
        <table:table-row table:style-name="Πίνακας1.2">
          <table:table-cell table:style-name="Πίνακας1.A3" office:value-type="string">
            <text:p text:style-name="P5"><text:span text:style-name="T1">Επώνυμο</text:span></text:p>
          </table:table-cell>
          <table:table-cell table:style-name="Πίνακας1.B3" office:value-type="string">
            <text:p text:style-name="P1">ΚΑΨΙΩΤΗΣ</text:p>
          </table:table-cell>
        </table:table-row>
        <table:table-row table:style-name="Πίνακας1.2">
          <table:table-cell table:style-name="Πίνακας1.A4" office:value-type="string">
            <text:p text:style-name="P5"><text:span text:style-name="T3">Email</text:span></text:p>
          </table:table-cell>
          <table:table-cell table:style-name="Πίνακας1.B4" office:value-type="string">
            <text:p text:style-name="P2">stathiskaps@gmail.com</text:p>
          </table:table-cell>
        </table:table-row>
        <table:table-row table:style-name="Πίνακας1.2">
          <table:table-cell table:style-name="Πίνακας1.A4" office:value-type="string">
            <text:p text:style-name="P5"><text:span text:style-name="T1">Επιθυμητό </text:span><text:span text:style-name="T3">username</text:span><text:note text:id="ftn1" text:note-class="footnote"><text:note-citation>1</text:note-citation><text:note-body><text:p text:style-name="P6"><text:span text:style-name="footnote_20_reference"/> Για την πρόσβαση στο <text:span text:style-name="T7">remote git repository.</text:span></text:p></text:note-body></text:note></text:p>
          </table:table-cell>
          <table:table-cell table:style-name="Πίνακας1.B4" office:value-type="string">
            <text:p text:style-name="P2">PK130</text:p>
          </table:table-cell>
        </table:table-row>
        <table:table-row table:style-name="Πίνακας1.2">
          <table:table-cell table:style-name="Πίνακας1.A2" office:value-type="string">
            <text:p text:style-name="P5"><text:span text:style-name="T1">Α/Μ</text:span></text:p>
          </table:table-cell>
          <table:table-cell table:style-name="Πίνακας1.B2" office:value-type="string">
            <text:p text:style-name="P3">Π13045</text:p>
          </table:table-cell>
        </table:table-row>
        <table:table-row table:style-name="Πίνακας1.2">
          <table:table-cell table:style-name="Πίνακας1.A3" office:value-type="string">
            <text:p text:style-name="P5"><text:span text:style-name="T1">Εξάμηνο</text:span></text:p>
          </table:table-cell>
          <table:table-cell table:style-name="Πίνακας1.B3" office:value-type="string">
            <text:p text:style-name="P1">7ο</text:p>
          </table:table-cell>
        </table:table-row>
        <table:table-row table:style-name="Πίνακας1.2">
          <table:table-cell table:style-name="Πίνακας1.A3" office:value-type="string">
            <text:p text:style-name="P5"><text:span text:style-name="T1">Τίτλος παιχνιδιού</text:span><text:note text:id="ftn2" text:note-class="footnote"><text:note-citation>2</text:note-citation><text:note-body><text:p text:style-name="P7"><text:span text:style-name="footnote_20_reference"/> Ο τίτλος του παιχνιδιού θα είναι στα αγγλικά.</text:p></text:note-body></text:note></text:p>
          </table:table-cell>
          <table:table-cell table:style-name="Πίνακας1.B3" office:value-type="string">
            <text:p text:style-name="P2">Castaway</text:p>
          </table:table-cell>
        </table:table-row>
        <table:table-row table:style-name="Πίνακας1.2">
          <table:table-cell table:style-name="Πίνακας1.A4" office:value-type="string">
            <text:p text:style-name="P5"><text:span text:style-name="T1">Είδος παιχνιδιού</text:span><text:note text:id="ftn3" text:note-class="footnote"><text:note-citation>3</text:note-citation><text:note-body><text:p text:style-name="P8"><text:span text:style-name="footnote_20_reference"/> <text:span text:style-name="T7">Action, FPS, adventure, RPG, strategy, serious, </text:span>κ.τ.λ.</text:p></text:note-body></text:note></text:p>
          </table:table-cell>
          <table:table-cell table:style-name="Πίνακας1.B4" office:value-type="string">
            <text:p text:style-name="P2">Resource Management, Survival, Exploration, Base Building</text:p>
          </table:table-cell>
        </table:table-row>
        <table:table-row table:style-name="Πίνακας1.2">
          <table:table-cell table:style-name="Πίνακας1.A10" office:value-type="string">
            <text:p text:style-name="P5"><text:span text:style-name="T1">Ημερομηνία</text:span></text:p>
          </table:table-cell>
          <table:table-cell table:style-name="Πίνακας1.B10" office:value-type="date" office:date-value="2016-02-11">
            <text:p text:style-name="P2">02/11/16</text:p>
          </table:table-cell>
        </table:table-row>
      </table:table>
      <text:p text:style-name="Standard"/>
      <table:table table:name="Πίνακας2" table:style-name="Πίνακας2">
        <table:table-column table:style-name="Πίνακας2.A"/>
        <table:table-row table:style-name="Πίνακας2.1">
          <table:table-cell table:style-name="Πίνακας2.A1" office:value-type="string">
            <text:p text:style-name="P4"><text:span text:style-name="T1">Σύντομη ανασκόπηση</text:span><text:note text:id="ftn4" text:note-class="footnote"><text:note-citation>4</text:note-citation><text:note-body><text:p text:style-name="P9"><text:span text:style-name="footnote_20_reference"/> Σύντομη ανασκόπηση του χώρου των παιχνιδιών που ανήκουν στο επιλεγμένο είδος, με έμφαση στα κύρια χαρακτηριστικά τους και με αναφορές σε σημαντικούς τίτλους αυτού του είδους (μεγ. 250 λέξεις).</text:p></text:note-body></text:note></text:p>
          </table:table-cell>
        </table:table-row>
        <table:table-row table:style-name="Πίνακας2.2">
          <table:table-cell table:style-name="Πίνακας2.A2" office:value-type="string">
            <text:p text:style-name="P1">Το παιχνίδι ανήκει στα είδη<text:span text:style-name="T10"> </text:span><text:span text:style-name="T7">Base Building , Resource Management , Survival. </text:span><text:span text:style-name="T10">Η κάμερα θα είναι παρόμοια με παιχνίδια όπως </text:span><text:span text:style-name="T8">Age of Empires </text:span><text:span text:style-name="T7">, </text:span><text:span text:style-name="T8">Starcraft, League of Legends</text:span><text:span text:style-name="T10">. Το </text:span><text:span text:style-name="T7">gameplay </text:span><text:span text:style-name="T10">του παιχνιδιού θα είναι παρόμοιο με παιχνίδια όπως το </text:span><text:span text:style-name="T8">The Forest </text:span><text:span text:style-name="T12">και σχεδόν ίδιο με το </text:span><text:span text:style-name="T8">The Long Dark. </text:span></text:p>
          </table:table-cell>
        </table:table-row>
        <table:table-row table:style-name="Πίνακας2.1">
          <table:table-cell table:style-name="Πίνακας2.A1" office:value-type="string">
            <text:p text:style-name="P4"><text:span text:style-name="T1">Σύντομη περιγραφή παιχνιδιού</text:span><text:note text:id="ftn5" text:note-class="footnote"><text:note-citation>5</text:note-citation><text:note-body><text:p text:style-name="P10"><text:span text:style-name="footnote_20_reference"/> Σύντομη περιγραφή της συνολικής ιδέας στην οποία βασίζεται το παιχνίδι (μεγ. 250 λέξεις).</text:p></text:note-body></text:note></text:p>
          </table:table-cell>
        </table:table-row>
        <table:table-row table:style-name="Πίνακας2.4">
          <table:table-cell table:style-name="Πίνακας2.A2" office:value-type="string">
            <text:p text:style-name="P1">Το παιχνίδι θα είναι <text:span text:style-name="T7">3D Survival </text:span><text:span text:style-name="T10">στο οποίο ο χρήστης θα πρέπει να βρίσκεται συνεχώς σε εγρήγορση για να καταπολεμήσει την πείνα , την δίψα, την κούραση και τις καιρικές συνθήκες. Το </text:span><text:span text:style-name="T7">gameplay </text:span><text:span text:style-name="T10">θα περιλαμβάνει αναζήτηση για τροφή, νερό και καταφύγιο .</text:span></text:p>
          </table:table-cell>
        </table:table-row>
        <text:soft-page-break/>
        <table:table-row table:style-name="Πίνακας2.1">
          <table:table-cell table:style-name="Πίνακας2.A1" office:value-type="string">
            <text:p text:style-name="P4"><text:span text:style-name="T1">Αναλυτική περιγραφή εμπειρίας από τη μεριά του χρήστη</text:span><text:note text:id="ftn6" text:note-class="footnote"><text:note-citation>6</text:note-citation><text:note-body><text:p text:style-name="P11"><text:span text:style-name="footnote_20_reference"/> Αναλυτική περιγραφή της συνολικής εμπειρίας του παίκτη κατά τη διάρκεια ενός παιχνιδιού, από την αρχή έως το τέλος, και όποιες άλλες πληροφορίες κρίνετε ότι πρέπει να καταγραφούν (μεγ. 500 λέξεις).</text:p></text:note-body></text:note></text:p>
          </table:table-cell>
        </table:table-row>
        <table:table-row table:style-name="Πίνακας2.6">
          <table:table-cell table:style-name="Πίνακας2.A6" office:value-type="string">
            <text:p text:style-name="P1"><text:bookmark text:name="_GoBack"/>Ο χαρακτήρας του χρήστη θα είναι ναυαγός σε ένα ερημωμένο από ανθρώπους νησί και θα έχει τέσσερις μπάρες : Πείνα, Δίψα, <text:s/>Κούραση, Κρύο. Για να επιβιώσει θα πρέπει να μην μηδενιστεί κάποια απο αυτές τις μπάρες. Οι λειτουργίες που θα μπορεί λοιπόν να κάνει ο χαρακτήρας για να επιβιώσει είναι αρχικά να εξερευνήσει το νησί, να βρει καταφύγιο και στη συνέχεια θα πρέπει να ξεκινήσει να ψάχνει για τροφή και νερό. Αναλυτικότερα οι λειτουργίες που θα μπορεί να εκτελέσει ο χαρακτήρας είναι να κατασκευάσει διάφορα <text:span text:style-name="T7">objects </text:span><text:span text:style-name="T10">(τσεκούρι, λόγχη, τόξο, σχεδία, καλάμι ψαρέματος) , να κυνηγήσει ζώα και πτηνά , να ψαρέψει ψάρια χρησιμοποιώντας την σχεδία και το καλάμι η κάποιο ακόντιο , να κόψει δένδρα, να ανάψει φωτία, να ψήσει στη φωτιά κ.α. Επίσης θα μπορεί να κάνει και άλλες κατασκευές όπως ένα σπιτάκι (αφού πρώτα έχει μαζέψει αρκετά ξύλα) η ίσως κάποια κατασκευή για να μπορεί να μαζέψει νερό από τη βροχή. Ένα ακόμη </text:span><text:span text:style-name="T7">objective </text:span><text:span text:style-name="T10">που ίσως έχει ο χαρακτήρας είναι να βρει σωστά σημεία ( παραλία ή ύψωμα ) για να φτιάξει μηνύματα βοήθειας και το παιχνίδι θα συνεχιστεί μέχρι να δούνε τα μηνύματα κάποιο πλοίο η αεροπλάνο. Το τέλος αυτό μπορεί να υπάρξει ανεξάρτητα από το αν φτιάξει τα μηνύματα.</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l" fo:country="GR"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l" fo:country="G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note_20_text" style:display-name="foot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nast</meta:initial-creator>
    <dc:creator>yolo yolo</dc:creator>
    <meta:editing-cycles>34</meta:editing-cycles>
    <meta:print-date>2016-10-26T09:57:00</meta:print-date>
    <meta:creation-date>2016-10-26T09:14:00</meta:creation-date>
    <dc:date>2016-11-03T00:12:36.74</dc:date>
    <meta:editing-duration>PT4H43M9S</meta:editing-duration>
    <meta:generator>OpenOffice/4.1.2$Win32 OpenOffice.org_project/412m3$Build-9782</meta:generator>
    <meta:document-statistic meta:table-count="2" meta:image-count="0" meta:object-count="0" meta:page-count="3" meta:paragraph-count="35" meta:word-count="465" meta:character-count="286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